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464" calcext:value-type="float">
            <text:p>1464</text:p>
          </table:table-cell>
          <table:table-cell table:style-name="ce7" table:formula="of:=COUNTIF([.B7:.B999998];&quot;X&quot;)" office:value-type="float" office:value="1273" calcext:value-type="float">
            <text:p>1273</text:p>
          </table:table-cell>
          <table:table-cell table:style-name="ce7" table:formula="of:=COUNTIF([.C7:.C999998];&quot;X&quot;)" office:value-type="float" office:value="23" calcext:value-type="float">
            <text:p>23</text:p>
          </table:table-cell>
          <table:table-cell table:style-name="ce7" table:formula="of:=COUNTIF([.D7:.D999998];&quot;X&quot;)" office:value-type="float" office:value="92" calcext:value-type="float">
            <text:p>92</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69" calcext:value-type="float">
            <text:p>169</text:p>
          </table:table-cell>
          <table:table-cell table:style-name="ce25" table:formula="of:=SUM([.B2:.F2])" office:value-type="float" office:value="1558" calcext:value-type="float">
            <text:p>1558</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9]+1" office:value-type="date" office:date-value="2025-07-18" calcext:value-type="date">
            <text:p>1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320]+1" office:value-type="date" office:date-value="2025-07-19" calcext:value-type="date">
            <text:p>1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parcialmente em família e tivemos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21]+1" office:value-type="date" office:date-value="2025-07-20" calcext:value-type="date">
            <text:p>2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2">
          <table:table-cell table:style-name="ce18" table:formula="of:=[.A1322]+1" office:value-type="date" office:date-value="2025-07-21" calcext:value-type="date">
            <text:p>2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23]+1" office:value-type="date" office:date-value="2025-07-22" calcext:value-type="date">
            <text:p>2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24]+1" office:value-type="date" office:date-value="2025-07-23" calcext:value-type="date">
            <text:p>2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25]+1" office:value-type="date" office:date-value="2025-07-24" calcext:value-type="date">
            <text:p>2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326]+1" office:value-type="date" office:date-value="2025-07-25" calcext:value-type="date">
            <text:p>2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327]+1" office:value-type="date" office:date-value="2025-07-26" calcext:value-type="date">
            <text:p>26/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meu aniversário de 43 an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bastante churrasco.</text:p>
          </table:table-cell>
          <table:table-cell table:style-name="ce2" table:number-columns-repeated="16"/>
          <table:table-cell table:number-columns-repeated="998"/>
        </table:table-row>
        <table:table-row table:style-name="ro6">
          <table:table-cell table:style-name="ce6" table:formula="of:=[.A1328]+1" office:value-type="date" office:date-value="2025-07-27" calcext:value-type="date">
            <text:p>27/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surpresa com parabéns pelos irmãos na igreja e 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29]+1" office:value-type="date" office:date-value="2025-07-28" calcext:value-type="date">
            <text:p>2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30]+1" office:value-type="date" office:date-value="2025-07-29" calcext:value-type="date">
            <text:p>29/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pesar de ter feito muitas coisas no trabalho, não consegui até a hora atual, fazer minha tarefa de inglês, terei que fazer tudo correndo e estou muito cansado. Não sei se dará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ada, não consegui fazer praticamente nada. Só correndo o dia inteiro.</text:p>
          </table:table-cell>
          <table:table-cell table:style-name="ce2" table:number-columns-repeated="16"/>
          <table:table-cell table:number-columns-repeated="998"/>
        </table:table-row>
        <table:table-row table:style-name="ro13">
          <table:table-cell table:style-name="ce18" table:formula="of:=[.A1331]+1" office:value-type="date" office:date-value="2025-07-30" calcext:value-type="date">
            <text:p>3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2]+1" office:value-type="date" office:date-value="2025-07-31" calcext:value-type="date">
            <text:p>3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3]+1" office:value-type="date" office:date-value="2025-08-01" calcext:value-type="date">
            <text:p>0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4]+1" office:value-type="date" office:date-value="2025-08-02" calcext:value-type="date">
            <text:p>0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tranquilo de muitas alegrias e celebraçõ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olo de aniversário.</text:p>
          </table:table-cell>
          <table:table-cell table:style-name="ce2" table:number-columns-repeated="16"/>
          <table:table-cell table:number-columns-repeated="998"/>
        </table:table-row>
        <table:table-row table:style-name="ro6">
          <table:table-cell table:style-name="ce6" table:formula="of:=[.A1335]+1" office:value-type="date" office:date-value="2025-08-03" calcext:value-type="date">
            <text:p>03/08/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uito abençoado, parcialmente em família, muito estudo e também atividade físic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18" table:formula="of:=[.A1336]+1" office:value-type="date" office:date-value="2025-08-04" calcext:value-type="date">
            <text:p>0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corrido, colega em férias e todas as sustentações sob minha responsab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37]+1" office:value-type="date" office:date-value="2025-08-05" calcext:value-type="date">
            <text:p>0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dia corrido e várias sustentações em minha responsabilidade, consegui me sa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8]+1" office:value-type="date" office:date-value="2025-08-06" calcext:value-type="date">
            <text:p>0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9]+1" office:value-type="date" office:date-value="2025-08-07" calcext:value-type="date">
            <text:p>0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8">
          <table:table-cell table:style-name="ce18" table:formula="of:=[.A1340]+1" office:value-type="date" office:date-value="2025-08-08" calcext:value-type="date">
            <text:p>0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1]+1" office:value-type="date" office:date-value="2025-08-09" calcext:value-type="date">
            <text:p>09/08/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moções da despedida da irmã Thaís e irmão Elson que vão emb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uito churrasco gaúcho.</text:p>
          </table:table-cell>
          <table:table-cell table:style-name="ce2" table:number-columns-repeated="16"/>
          <table:table-cell table:number-columns-repeated="998"/>
        </table:table-row>
        <table:table-row table:style-name="ro13">
          <table:table-cell table:style-name="ce18" table:formula="of:=[.A1342]+1" office:value-type="date" office:date-value="2025-08-10" calcext:value-type="date">
            <text:p>1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8">
          <table:table-cell table:style-name="ce18" table:formula="of:=[.A1343]+1" office:value-type="date" office:date-value="2025-08-11" calcext:value-type="date">
            <text:p>1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4]+1" office:value-type="date" office:date-value="2025-08-12" calcext:value-type="date">
            <text:p>1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45]+1" office:value-type="date" office:date-value="2025-08-13" calcext:value-type="date">
            <text:p>1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6]+1" office:value-type="date" office:date-value="2025-08-14" calcext:value-type="date">
            <text:p>1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7]+1" office:value-type="date" office:date-value="2025-08-15" calcext:value-type="date">
            <text:p>1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8]+1" office:value-type="date" office:date-value="2025-08-16" calcext:value-type="date">
            <text:p>1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sso PG nos entregou muita bênção e revelações d’A Palavra d’O Senhor, amém.</text:p>
          </table:table-cell>
          <table:table-cell table:style-name="ce2" table:number-columns-repeated="16"/>
          <table:table-cell table:number-columns-repeated="998"/>
        </table:table-row>
        <table:table-row table:style-name="ro13">
          <table:table-cell table:style-name="ce18" table:formula="of:=[.A1349]+1" office:value-type="date" office:date-value="2025-08-17" calcext:value-type="date">
            <text:p>1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quele dia repleto de bênçãos, em família, com muita alegria e estu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0]+1" office:value-type="date" office:date-value="2025-08-18" calcext:value-type="date">
            <text:p>1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1]+1" office:value-type="date" office:date-value="2025-08-19" calcext:value-type="date">
            <text:p>1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2]+1" office:value-type="date" office:date-value="2025-08-20" calcext:value-type="date">
            <text:p>2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21" table:formula="of:=[.A1353]+1" office:value-type="date" office:date-value="2025-08-21" calcext:value-type="date">
            <text:p>21/08/2025</text:p>
          </table:table-cell>
          <table:table-cell table:style-name="ce37" office:value-type="string" calcext:value-type="string">
            <text:p>X</text:p>
          </table:table-cell>
          <table:table-cell table:style-name="ce37" table:number-columns-repeated="4"/>
          <table:table-cell table:style-name="ce49" office:value-type="string" calcext:value-type="string">
            <text:p>Aprendizado e evolução constantes, dia a di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prei um Fusca 76. Ô Glória!! Bem-vindo a família, Blueberry.</text:p>
          </table:table-cell>
          <table:table-cell table:style-name="ce2" table:number-columns-repeated="16"/>
          <table:table-cell table:number-columns-repeated="998"/>
        </table:table-row>
        <table:table-row table:style-name="ro8">
          <table:table-cell table:style-name="ce18" table:formula="of:=[.A1354]+1" office:value-type="date" office:date-value="2025-08-22" calcext:value-type="date">
            <text:p>2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Fortes emoções, entrevista com bom fit, recebimento do bônus do semestre, muita diversão e alegria, reencontro com amigo de longa dat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55]+1" office:value-type="date" office:date-value="2025-08-23" calcext:value-type="date">
            <text:p>2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repleto de bênçãos e alegrias, em família, com ensaio de louvores maravilhoso, com PG e comunhão com os irmãos e… O Blueberry veio pra ca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amos muito no PG.</text:p>
          </table:table-cell>
          <table:table-cell table:style-name="ce2" table:number-columns-repeated="16"/>
          <table:table-cell table:number-columns-repeated="998"/>
        </table:table-row>
        <table:table-row table:style-name="ro13">
          <table:table-cell table:style-name="ce18" table:formula="of:=[.A1356]+1" office:value-type="date" office:date-value="2025-08-24" calcext:value-type="date">
            <text:p>2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7]+1" office:value-type="date" office:date-value="2025-08-25" calcext:value-type="date">
            <text:p>2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udo transcorreu bem ao longo do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58]+1" office:value-type="date" office:date-value="2025-08-26" calcext:value-type="date">
            <text:p>26/08/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 Mas, tivemos uma alegria imensa em participar da gravação do nosso amado irmão, Mateus Lop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18" table:formula="of:=[.A1359]+1" office:value-type="date" office:date-value="2025-08-27" calcext:value-type="date">
            <text:p>27/08/2025</text:p>
          </table:table-cell>
          <table:table-cell table:style-name="ce28" table:number-columns-repeated="2"/>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0]+1" office:value-type="date" office:date-value="2025-08-28" calcext:value-type="date">
            <text:p>2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belíssimo escritório da XP, aqui em Uberlândia e fiz o meu pré planejamento de investimentos com meu novo Assessor B2C.</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1]+1" office:value-type="date" office:date-value="2025-08-29" calcext:value-type="date">
            <text:p>2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Nos reunimos com nossos irmãos Jorlano e Raquel e suas filhas fofas, Elisa e Eloá e foi um momen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2]+1" office:value-type="date" office:date-value="2025-08-30" calcext:value-type="date">
            <text:p>3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egamos o doc do Blueberry para transferência e passamos um dia abençoado e maravilho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ive um dia de “Princeso” e codei muito.</text:p>
          </table:table-cell>
          <table:table-cell table:style-name="ce2" table:number-columns-repeated="16"/>
          <table:table-cell table:number-columns-repeated="998"/>
        </table:table-row>
        <table:table-row table:style-name="ro5">
          <table:table-cell table:style-name="ce18" table:formula="of:=[.A1363]+1" office:value-type="date" office:date-value="2025-08-31" calcext:value-type="date">
            <text:p>31/08/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364]+1" office:value-type="date" office:date-value="2025-09-01" calcext:value-type="date">
            <text:p>01/09/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Recebemos uma unção muito forte na apresentação abençoada do Morad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5]+1" office:value-type="date" office:date-value="2025-09-02" calcext:value-type="date">
            <text:p>02/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66]+1" office:value-type="date" office:date-value="2025-09-03" calcext:value-type="date">
            <text:p>0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CURA e libertação, dia de dizer NÃO e, assim, dizer SIM. Glória a Deus!!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67]+1" office:value-type="date" office:date-value="2025-09-04" calcext:value-type="date">
            <text:p>0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várias coisas em casa.</text:p>
          </table:table-cell>
          <table:table-cell table:style-name="ce2" table:number-columns-repeated="16"/>
          <table:table-cell table:number-columns-repeated="998"/>
        </table:table-row>
        <table:table-row table:style-name="ro13">
          <table:table-cell table:style-name="ce18" table:formula="of:=[.A1368]+1" office:value-type="date" office:date-value="2025-09-05" calcext:value-type="date">
            <text:p>0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3">
          <table:table-cell table:style-name="ce18" table:formula="of:=[.A1369]+1" office:value-type="date" office:date-value="2025-09-06" calcext:value-type="date">
            <text:p>0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Ótimo dia em família e ainda tivemos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0">
          <table:table-cell table:style-name="ce18" table:formula="of:=[.A1370]+1" office:value-type="date" office:date-value="2025-09-07" calcext:value-type="date">
            <text:p>0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ntas bênçãos num só dia: desfilamos em família o 7 de setembro com o Blueberry, minha mãe estava junto; fizemos almoço com churrasco na nova grelha parrilha argentina para minha família; os cultos foram maravilhosos na igrej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1]+1" office:value-type="date" office:date-value="2025-09-08" calcext:value-type="date">
            <text:p>0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72]+1" office:value-type="date" office:date-value="2025-09-09" calcext:value-type="date">
            <text:p>09/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Estava tudo correndo razoavelmente bem, porém, do NADA, meu gerente está muito estranho e foi até agressivo comigo hoj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u planejamento de investimentos com o Assessor e Investor XP.</text:p>
          </table:table-cell>
          <table:table-cell table:style-name="ce2" table:number-columns-repeated="16"/>
          <table:table-cell table:number-columns-repeated="998"/>
        </table:table-row>
        <table:table-row table:style-name="ro13">
          <table:table-cell table:style-name="ce18" table:formula="of:=[.A1373]+1" office:value-type="date" office:date-value="2025-09-10" calcext:value-type="date">
            <text:p>1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4]+1" office:value-type="date" office:date-value="2025-09-11" calcext:value-type="date">
            <text:p>1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75]+1" office:value-type="date" office:date-value="2025-09-12" calcext:value-type="date">
            <text:p>1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6]+1" office:value-type="date" office:date-value="2025-09-13" calcext:value-type="date">
            <text:p>1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8">
          <table:table-cell table:style-name="ce18" table:formula="of:=[.A1377]+1" office:value-type="date" office:date-value="2025-09-14" calcext:value-type="date">
            <text:p>1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bênçãos: fizemos almoço com churrasco na nova grelha parrilha argentina para nossos irmãos, amigos e pastores queridos e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8]+1" office:value-type="date" office:date-value="2025-09-15" calcext:value-type="date">
            <text:p>1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9]+1" office:value-type="date" office:date-value="2025-09-16" calcext:value-type="date">
            <text:p>1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380]+1" office:value-type="date" office:date-value="2025-09-17" calcext:value-type="date">
            <text:p>17/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O clima na XP tá péssimo, as propostas de trabalho que tão surgindo não fazem sentido. Sigo com Fé!!</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1]+1" office:value-type="date" office:date-value="2025-09-18" calcext:value-type="date">
            <text:p>1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com Fé e vivendo um dia de cada ve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21" table:formula="of:=[.A1382]+1" office:value-type="date" office:date-value="2025-09-19" calcext:value-type="date">
            <text:p>19/09/2025</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TRÊS anos de XP, três anos como profissional de desenvolvimento, em Tech!!</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Transferi o Blueberry pro meu nome.</text:p>
          </table:table-cell>
          <table:table-cell table:style-name="ce2" table:number-columns-repeated="16"/>
          <table:table-cell table:number-columns-repeated="998"/>
        </table:table-row>
        <table:table-row table:style-name="ro13">
          <table:table-cell table:style-name="ce18" table:formula="of:=[.A1383]+1" office:value-type="date" office:date-value="2025-09-20" calcext:value-type="date">
            <text:p>2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18" table:formula="of:=[.A1384]+1" office:value-type="date" office:date-value="2025-09-21" calcext:value-type="date">
            <text:p>2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mos os 8 aninhos da nossa querida Anna e 5 aninhos da nossa adorada Bellinh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385]+1" office:value-type="date" office:date-value="2025-09-22" calcext:value-type="date">
            <text:p>2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6]+1" office:value-type="date" office:date-value="2025-09-23" calcext:value-type="date">
            <text:p>2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7]+1" office:value-type="date" office:date-value="2025-09-24" calcext:value-type="date">
            <text:p>2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8]+1" office:value-type="date" office:date-value="2025-09-25" calcext:value-type="date">
            <text:p>2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9]+1" office:value-type="date" office:date-value="2025-09-26" calcext:value-type="date">
            <text:p>2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90]+1" office:value-type="date" office:date-value="2025-09-27" calcext:value-type="date">
            <text:p>2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sozinho, pois, minhas meninas estão no acampamento da igreja, mas, O Senhor me presenteou com um dia maravilhoso com meus pais e am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BÊNÇÃO: joguei vôlei com a turma.</text:p>
          </table:table-cell>
          <table:table-cell table:style-name="ce2" table:number-columns-repeated="16"/>
          <table:table-cell table:number-columns-repeated="998"/>
        </table:table-row>
        <table:table-row table:style-name="ro6">
          <table:table-cell table:style-name="ce18" table:formula="of:=[.A1391]+1" office:value-type="date" office:date-value="2025-09-28" calcext:value-type="date">
            <text:p>2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Minha esposa e filha chegaram do acampamento e passamos o resto do dia jun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2]+1" office:value-type="date" office:date-value="2025-09-29" calcext:value-type="date">
            <text:p>29/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93]+1" office:value-type="date" office:date-value="2025-09-30" calcext:value-type="date">
            <text:p>3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18" table:formula="of:=[.A1394]+1" office:value-type="date" office:date-value="2025-10-01" calcext:value-type="date">
            <text:p>0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95]+1" office:value-type="date" office:date-value="2025-10-02" calcext:value-type="date">
            <text:p>0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vendo pra entrar como investidor no ramo da construção civi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6">
          <table:table-cell table:style-name="ce18" table:formula="of:=[.A1396]+1" office:value-type="date" office:date-value="2025-10-03" calcext:value-type="date">
            <text:p>03/10/2025</text:p>
          </table:table-cell>
          <table:table-cell table:style-name="ce28" table:number-columns-repeated="4"/>
          <table:table-cell table:style-name="ce28" office:value-type="string" calcext:value-type="string">
            <text:p>X</text:p>
          </table:table-cell>
          <table:table-cell table:style-name="ce42" office:value-type="string" calcext:value-type="string">
            <text:p>Mental e fisicamente esgotado. Deus, preciso de novidade de vida, principalmente, profissional.</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397]+1" office:value-type="date" office:date-value="2025-10-04" calcext:value-type="date">
            <text:p>0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98]+1" office:value-type="date" office:date-value="2025-10-05" calcext:value-type="date">
            <text:p>0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9]+1" office:value-type="date" office:date-value="2025-10-06" calcext:value-type="date">
            <text:p>0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amos às segundas-feiras e 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400]+1" office:value-type="date" office:date-value="2025-10-07" calcext:value-type="date">
            <text:p>0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normal, mas, poderia ter sido um pouco melhor, enfi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18" table:formula="of:=[.A1401]+1" office:value-type="date" office:date-value="2025-10-08" calcext:value-type="date">
            <text:p>08/10/2025</text:p>
          </table:table-cell>
          <table:table-cell table:style-name="ce28" table:number-columns-repeated="4"/>
          <table:table-cell table:style-name="ce28" office:value-type="string" calcext:value-type="string">
            <text:p>X</text:p>
          </table:table-cell>
          <table:table-cell table:style-name="ce42" office:value-type="string" calcext:value-type="string">
            <text:p>Lá vou eu ter que operar DE NOVO, desta vez, o dedo da mão. Enfim… Que O Senhor abenço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8">
          <table:table-cell table:style-name="ce18" table:formula="of:=[.A1402]+1" office:value-type="date" office:date-value="2025-10-09" calcext:value-type="date">
            <text:p>09/10/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A cirurgia correu bem, salvo as inúmeras recomendações do médico, com relação aos muitos cuidados, tudo bem.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o diria Pumba: “Comi como um porco.”. </text:p>
          </table:table-cell>
          <table:table-cell table:style-name="ce2" table:number-columns-repeated="16"/>
          <table:table-cell table:number-columns-repeated="998"/>
        </table:table-row>
        <table:table-row table:style-name="ro13">
          <table:table-cell table:style-name="ce18" table:formula="of:=[.A1403]+1" office:value-type="date" office:date-value="2025-10-10" calcext:value-type="date">
            <text:p>1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organizando algumas coisas e oportunidades caminha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2">
          <table:table-cell table:style-name="ce18" table:formula="of:=[.A1404]+1" office:value-type="date" office:date-value="2025-10-11" calcext:value-type="date">
            <text:p>1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405]+1" office:value-type="date" office:date-value="2025-10-12" calcext:value-type="date">
            <text:p>1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iz café da manhã de dia das crianças pra minha filha e passamos o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406]+1" office:value-type="date" office:date-value="2025-10-13" calcext:value-type="date">
            <text:p>1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407]+1" office:value-type="date" office:date-value="2025-10-14" calcext:value-type="date">
            <text:p>1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Novos aprendizados com relação a Test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408]+1" office:value-type="date" office:date-value="2025-10-15" calcext:value-type="date">
            <text:p>1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409]+1" office:value-type="date" office:date-value="2025-10-16" calcext:value-type="date">
            <text:p>1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0]+1" office:value-type="date" office:date-value="2025-10-17" calcext:value-type="date">
            <text:p>1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 recuperação da cirurgia está evoluindo muito be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1]+1" office:value-type="date" office:date-value="2025-10-18" calcext:value-type="date">
            <text:p>1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6">
          <table:table-cell table:style-name="ce18" table:formula="of:=[.A1412]+1" office:value-type="date" office:date-value="2025-10-19" calcext:value-type="date">
            <text:p>1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2">
          <table:table-cell table:style-name="ce18" table:formula="of:=[.A1413]+1" office:value-type="date" office:date-value="2025-10-20" calcext:value-type="date">
            <text:p>2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ntregar todas as taref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4]+1" office:value-type="date" office:date-value="2025-10-21" calcext:value-type="date">
            <text:p>21/10/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stou tão cansado, mas, sigo com Fè.</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5]+1" office:value-type="date" office:date-value="2025-10-22" calcext:value-type="date">
            <text:p>22/10/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tô naquela fase triste, preocupado, enfi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6]+1" office:value-type="date" office:date-value="2025-10-23" calcext:value-type="date">
            <text:p>2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mim e minha família.</text:p>
          </table:table-cell>
          <table:table-cell table:style-name="ce2" table:number-columns-repeated="16"/>
          <table:table-cell table:number-columns-repeated="998"/>
        </table:table-row>
        <table:table-row table:style-name="ro6">
          <table:table-cell table:style-name="ce18" table:formula="of:=[.A1417]+1" office:value-type="date" office:date-value="2025-10-24" calcext:value-type="date">
            <text:p>2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18]+1" office:value-type="date" office:date-value="2025-10-25" calcext:value-type="date">
            <text:p>2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afé da manhã de homens, irmãos, em oração e meditação nA Palavra e passamos um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19]+1" office:value-type="date" office:date-value="2025-10-26" calcext:value-type="date">
            <text:p>2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20]+1" office:value-type="date" office:date-value="2025-10-27" calcext:value-type="date">
            <text:p>2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13">
          <table:table-cell table:style-name="ce18" table:formula="of:=[.A1421]+1" office:value-type="date" office:date-value="2025-10-28" calcext:value-type="date">
            <text:p>2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uma deliciosa canjinha.</text:p>
          </table:table-cell>
          <table:table-cell table:number-columns-repeated="1014"/>
        </table:table-row>
        <table:table-row table:style-name="ro6">
          <table:table-cell table:style-name="ce18" table:formula="of:=[.A1422]+1" office:value-type="date" office:date-value="2025-10-29" calcext:value-type="date">
            <text:p>2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6">
          <table:table-cell table:style-name="ce18" table:formula="of:=[.A1423]+1" office:value-type="date" office:date-value="2025-10-30" calcext:value-type="date">
            <text:p>3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2">
          <table:table-cell table:style-name="ce18" table:formula="of:=[.A1424]+1" office:value-type="date" office:date-value="2025-10-31" calcext:value-type="date">
            <text:p>3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muito bem no proc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25]+1" office:value-type="date" office:date-value="2025-11-01" calcext:value-type="date">
            <text:p>0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6]+1" office:value-type="date" office:date-value="2025-11-02" calcext:value-type="date">
            <text:p>0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27]+1" office:value-type="date" office:date-value="2025-11-03" calcext:value-type="date">
            <text:p>0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nsaiei louvores que ministraremos no AWAKE 2025.</text:p>
          </table:table-cell>
          <table:table-cell table:number-columns-repeated="1014"/>
        </table:table-row>
        <table:table-row table:style-name="ro6">
          <table:table-cell table:style-name="ce18" table:formula="of:=[.A1428]+1" office:value-type="date" office:date-value="2025-11-04" calcext:value-type="date">
            <text:p>04/11/2025</text:p>
          </table:table-cell>
          <table:table-cell table:style-name="ce28" table:number-columns-repeated="4"/>
          <table:table-cell table:style-name="ce28" office:value-type="string" calcext:value-type="string">
            <text:p>X</text:p>
          </table:table-cell>
          <table:table-cell table:style-name="ce42" office:value-type="string" calcext:value-type="string">
            <text:p>O cansaço, a falta de ação, têm me entristecido, mas, eu confio no Deus em quem eu crei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9]+1" office:value-type="date" office:date-value="2025-11-05" calcext:value-type="date">
            <text:p>0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0]+1" office:value-type="date" office:date-value="2025-11-06" calcext:value-type="date">
            <text:p>0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1]+1" office:value-type="date" office:date-value="2025-11-07" calcext:value-type="date">
            <text:p>0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creio em Ti, Deus, eu creio no milagr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2]+1" office:value-type="date" office:date-value="2025-11-08" calcext:value-type="date">
            <text:p>0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33]+1" office:value-type="date" office:date-value="2025-11-09" calcext:value-type="date">
            <text:p>0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34]+1" office:value-type="date" office:date-value="2025-11-10" calcext:value-type="date">
            <text:p>1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rimeiro dia de AWAKE 2025 e recebemos fortes palavras de bênçãos e avivament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5]+1" office:value-type="date" office:date-value="2025-11-11" calcext:value-type="date">
            <text:p>1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8">
          <table:table-cell table:style-name="ce21" table:formula="of:=[.A1436]+1" office:value-type="date" office:date-value="2025-11-12" calcext:value-type="date">
            <text:p>12/11/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1 anos de minha filha Eduarda, louvamos no terceiro dia de AWAKE e… O Senhor me concedeu o milagre que eu tanto esperava.</text:p>
          </table:table-cell>
          <table:table-cell table:style-name="ce49" office:value-type="string" calcext:value-type="string">
            <text:p>Com alegria e paz.</text:p>
          </table:table-cell>
          <table:table-cell table:number-columns-repeated="2" table:style-name="ce49" office:value-type="string" calcext:value-type="string">
            <text:p>-</text:p>
          </table:table-cell>
          <table:table-cell table:number-columns-repeated="1014"/>
        </table:table-row>
        <table:table-row table:style-name="ro6">
          <table:table-cell table:style-name="ce18" table:formula="of:=[.A1437]+1" office:value-type="date" office:date-value="2025-11-13" calcext:value-type="date">
            <text:p>1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38]+1" office:value-type="date" office:date-value="2025-11-14" calcext:value-type="date">
            <text:p>14/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13">
          <table:table-cell table:style-name="ce18" table:formula="of:=[.A1439]+1" office:value-type="date" office:date-value="2025-11-15" calcext:value-type="date">
            <text:p>1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ivertido e muito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40]+1" office:value-type="date" office:date-value="2025-11-16" calcext:value-type="date">
            <text:p>1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41]+1" office:value-type="date" office:date-value="2025-11-17" calcext:value-type="date">
            <text:p>1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PG e muita ora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2">
          <table:table-cell table:style-name="ce18" table:formula="of:=[.A1442]+1" office:value-type="date" office:date-value="2025-11-18" calcext:value-type="date">
            <text:p>1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canelone.</text:p>
          </table:table-cell>
          <table:table-cell table:number-columns-repeated="1014"/>
        </table:table-row>
        <table:table-row table:style-name="ro13">
          <table:table-cell table:style-name="ce18" table:formula="of:=[.A1443]+1" office:value-type="date" office:date-value="2025-11-19" calcext:value-type="date">
            <text:p>1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Louvei no culto “Sobre A Mesa” e também no culto da noi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44]+1" office:value-type="date" office:date-value="2025-11-20" calcext:value-type="date">
            <text:p>2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2">
          <table:table-cell table:style-name="ce18" table:formula="of:=[.A1445]+1" office:value-type="date" office:date-value="2025-11-21" calcext:value-type="date">
            <text:p>2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46]+1" office:value-type="date" office:date-value="2025-11-22" calcext:value-type="date">
            <text:p>2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47]+1" office:value-type="date" office:date-value="2025-11-23" calcext:value-type="date">
            <text:p>2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18" table:formula="of:=[.A1448]+1" office:value-type="date" office:date-value="2025-11-24" calcext:value-type="date">
            <text:p>24/11/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Dia cansativo, me fizeram de bobo no hospital, não retiraram o fio do meu dedo, estão me enrolando.</text:p>
          </table:table-cell>
          <table:table-cell table:number-columns-repeated="2"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2">
          <table:table-cell table:style-name="ce18" table:formula="of:=[.A1449]+1" office:value-type="date" office:date-value="2025-11-25" calcext:value-type="date">
            <text:p>2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0]+1" office:value-type="date" office:date-value="2025-11-26" calcext:value-type="date">
            <text:p>2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Tirou-se o pino do meu dedo, graças a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51]+1" office:value-type="date" office:date-value="2025-11-27" calcext:value-type="date">
            <text:p>2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ei com minha espo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2]+1" office:value-type="date" office:date-value="2025-11-28" calcext:value-type="date">
            <text:p>2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no fim, preparando os próximos pass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6">
          <table:table-cell table:style-name="ce18" table:formula="of:=[.A1453]+1" office:value-type="date" office:date-value="2025-11-29" calcext:value-type="date">
            <text:p>2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fraternização dos voluntários da nossa congregação, um momento mui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4]+1" office:value-type="date" office:date-value="2025-11-30" calcext:value-type="date">
            <text:p>3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55]+1" office:value-type="date" office:date-value="2025-12-01" calcext:value-type="date">
            <text:p>0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 dia em férias, preparativos para os próximos passos, cheio de Fé e alegria em Deus,</text:p>
          </table:table-cell>
          <table:table-cell table:number-columns-repeated="2" table:style-name="ce43" office:value-type="string" calcext:value-type="string">
            <text:p>-</text:p>
          </table:table-cell>
          <table:table-cell table:style-name="ce43" office:value-type="string" calcext:value-type="string">
            <text:p>Fui ao PG.</text:p>
          </table:table-cell>
          <table:table-cell table:number-columns-repeated="1014"/>
        </table:table-row>
        <table:table-row table:style-name="ro9">
          <table:table-cell table:style-name="ce21" table:formula="of:=[.A1456]+1" office:value-type="date" office:date-value="2025-12-02" calcext:value-type="date">
            <text:p>02/12/2025</text:p>
          </table:table-cell>
          <table:table-cell table:style-name="ce37" office:value-type="string" calcext:value-type="string">
            <text:p>X</text:p>
          </table:table-cell>
          <table:table-cell table:style-name="ce37" table:number-columns-repeated="3"/>
          <table:table-cell table:style-name="ce37" office:value-type="string" calcext:value-type="string">
            <text:p>X</text:p>
          </table:table-cell>
          <table:table-cell table:style-name="ce49" office:value-type="string" calcext:value-type="string">
            <text:p>Dia misto, de alegria e tristeza. Alegria pela formatura de minha filha no ensino fundamental 1, com a presença de família e amigos amados. Tristeza por ter que solicitar meu desligamento na XP.</text:p>
          </table:table-cell>
          <table:table-cell table:number-columns-repeated="2" table:style-name="ce49" office:value-type="string" calcext:value-type="string">
            <text:p>-</text:p>
          </table:table-cell>
          <table:table-cell table:style-name="ce49" office:value-type="string" calcext:value-type="string">
            <text:p>Me permiti seguir em frente.</text:p>
          </table:table-cell>
          <table:table-cell table:number-columns-repeated="1014"/>
        </table:table-row>
        <table:table-row table:style-name="ro7">
          <table:table-cell table:style-name="ce18" table:formula="of:=[.A1457]+1" office:value-type="date" office:date-value="2025-12-03" calcext:value-type="date">
            <text:p>03/12/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Dia do meu desligamento na XP. A frieza com que fui tratado, foi imensa. Mais uma vez, eu aprendo da pior forma que o ambiente profissional, naturalmente, não é um ambiente onde as pessoas se importam com as demais.</text:p>
          </table:table-cell>
          <table:table-cell table:number-columns-repeated="2"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5">
          <table:table-cell table:style-name="ce18" table:formula="of:=[.A1458]+1" office:value-type="date" office:date-value="2025-12-04" calcext:value-type="date">
            <text:p>0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59]+1" office:value-type="date" office:date-value="2025-12-05" calcext:value-type="date">
            <text:p>05/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60]+1" office:value-type="date" office:date-value="2025-12-06" calcext:value-type="date">
            <text:p>0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i um passeio com minha filha.</text:p>
          </table:table-cell>
          <table:table-cell table:number-columns-repeated="1014"/>
        </table:table-row>
        <table:table-row table:style-name="ro13">
          <table:table-cell table:style-name="ce18" table:formula="of:=[.A1461]+1" office:value-type="date" office:date-value="2025-12-07" calcext:value-type="date">
            <text:p>0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2]+1" office:value-type="date" office:date-value="2025-12-08" calcext:value-type="date">
            <text:p>0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Participamos da Confraternização da igreja, S.Famílias, e minha esposa foi reconhecid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nfraternização da Igreja.</text:p>
          </table:table-cell>
          <table:table-cell table:number-columns-repeated="1014"/>
        </table:table-row>
        <table:table-row table:style-name="ro6">
          <table:table-cell table:style-name="ce18" table:formula="of:=[.A1463]+1" office:value-type="date" office:date-value="2025-12-09" calcext:value-type="date">
            <text:p>0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4]+1" office:value-type="date" office:date-value="2025-12-10" calcext:value-type="date">
            <text:p>1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5]+1" office:value-type="date" office:date-value="2025-12-11" calcext:value-type="date">
            <text:p>1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6]+1" office:value-type="date" office:date-value="2025-12-12" calcext:value-type="date">
            <text:p>12/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coisas fora de casa.</text:p>
          </table:table-cell>
          <table:table-cell table:number-columns-repeated="1014"/>
        </table:table-row>
        <table:table-row table:style-name="ro13">
          <table:table-cell table:style-name="ce18" table:formula="of:=[.A1467]+1" office:value-type="date" office:date-value="2025-12-13" calcext:value-type="date">
            <text:p>13/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petinho à parmegiana.</text:p>
          </table:table-cell>
          <table:table-cell table:number-columns-repeated="1014"/>
        </table:table-row>
        <table:table-row table:style-name="ro13">
          <table:table-cell table:style-name="ce18" table:formula="of:=[.A1468]+1" office:value-type="date" office:date-value="2025-12-14" calcext:value-type="date">
            <text:p>1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21" table:formula="of:=[.A1469]+1" office:value-type="date" office:date-value="2025-12-15" calcext:value-type="date">
            <text:p>15/12/2025</text:p>
          </table:table-cell>
          <table:table-cell table:style-name="ce37" office:value-type="string" calcext:value-type="string">
            <text:p>X</text:p>
          </table:table-cell>
          <table:table-cell table:style-name="ce37" table:number-columns-repeated="4"/>
          <table:table-cell table:style-name="ce49" office:value-type="string" calcext:value-type="string">
            <text:p>Primeiro dia da nova oportunidade que O Senhor tem pra mim, na Stone.</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Li um pouco antes de dormir.</text:p>
          </table:table-cell>
          <table:table-cell table:number-columns-repeated="1014"/>
        </table:table-row>
        <table:table-row table:style-name="ro3" table:number-rows-repeated="1047105">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12-15">00/00/0000</text:date>, <text:time style:data-style-name="N2" text:time-value="22:10:59.829095628">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12-15T22:12:28.080590466</dc:date>
    <meta:editing-duration>P1DT14H4M13S</meta:editing-duration>
    <meta:editing-cycles>1455</meta:editing-cycles>
    <meta:document-statistic meta:table-count="1" meta:cell-count="8841" meta:object-count="0"/>
  </office:meta>
</office:document-meta>
</file>